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0783in" fo:margin-bottom="0.0827in" loext:contextual-spacing="false"/>
    </style:style>
    <style:style style:name="P31" style:family="paragraph" style:parent-style-name="Text_20_body">
      <style:paragraph-properties fo:margin-top="0in" fo:margin-bottom="0.3937in"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7.2402in" style:type="right" style:leader-style="dotted" style:leader-text="."/>
        </style:tab-stops>
      </style:paragraph-properties>
    </style:style>
    <style:style style:name="P37" style:family="paragraph" style:parent-style-name="Contents_20_2">
      <style:paragraph-properties>
        <style:tab-stops>
          <style:tab-stop style:position="7.0437in" style:type="right" style:leader-style="dotted" style:leader-text="."/>
        </style:tab-stops>
      </style:paragraph-properties>
    </style:style>
    <style:style style:name="P38" style:family="paragraph" style:parent-style-name="Contents_20_3">
      <style:paragraph-properties>
        <style:tab-stops>
          <style:tab-stop style:position="6.8472in"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5"/>
    <style:style style:name="P79" style:family="paragraph" style:parent-style-name="Text_20_body" style:list-style-name="L22">
      <style:paragraph-properties fo:margin-left="0.4925in" fo:margin-right="0in" fo:text-indent="0in" style:auto-text-indent="false"/>
    </style:style>
    <style:style style:name="P80" style:family="paragraph" style:parent-style-name="Text_20_body" style:list-style-name="L27">
      <style:paragraph-properties fo:margin-left="0.4925in" fo:margin-right="0in" fo:text-indent="0in" style:auto-text-indent="false"/>
    </style:style>
    <style:style style:name="P81" style:family="paragraph" style:parent-style-name="Text_20_body" style:list-style-name="L33">
      <style:paragraph-properties fo:margin-left="0.8681in" fo:margin-right="0in" fo:text-indent="0in" style:auto-text-indent="fals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0.4925in" fo:margin-right="0in" fo:text-indent="0in" style:auto-text-indent="false"/>
    </style:style>
    <style:style style:name="P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07/06/2018 13:29:35&#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07/06/2018 13:29:4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31"/>
      <text:p text:style-name="P32">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85569613"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926475047" text:style-name="L2">
        <text:list-item>
          <text:p text:style-name="P47">Version 2.1.2 :</text:p>
        </text:list-item>
      </text:list>
      <text:list xml:id="list12401489" text:style-name="L3">
        <text:list-item>
          <text:list>
            <text:list-item>
              <text:p text:style-name="P48">Localized help : resolved non-functional hyperlink due to API incompatibility introduced by Apache OpenOffice 4.1 (and LibreOffice 4.0).</text:p>
            </text:list-item>
          </text:list>
        </text:list-item>
      </text:list>
      <text:list xml:id="list132941752340323" text:continue-list="list2926475047" text:style-name="L2">
        <text:list-item>
          <text:p text:style-name="P47">Version 2.1.1 :</text:p>
        </text:list-item>
      </text:list>
      <text:list xml:id="list2621816373"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132942931967333" text:continue-list="list132941752340323" text:style-name="L2">
        <text:list-item>
          <text:p text:style-name="P47">Version 2.1.0 :</text:p>
        </text:list-item>
      </text:list>
      <text:list xml:id="list1723770143"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132943147116197" text:continue-list="list132942931967333" text:style-name="L2">
        <text:list-item>
          <text:p text:style-name="P47">Version 2.0.0 :</text:p>
        </text:list-item>
      </text:list>
      <text:list xml:id="list3665975693"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132942795645983" text:continue-list="list132943147116197" text:style-name="L2">
        <text:list-item>
          <text:p text:style-name="P47">Version 1.5.3 :</text:p>
        </text:list-item>
      </text:list>
      <text:list xml:id="list804424306" text:style-name="L7">
        <text:list-item>
          <text:list>
            <text:list-item>
              <text:p text:style-name="P52">Help pages containing an hyperlink to an OpenOffice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87528071" text:style-name="L8">
        <text:list-item>
          <text:p text:style-name="P53">Basic library Standard, Module1 : your instruction inside the Sub myExtension</text:p>
        </text:list-item>
        <text:list-item>
          <text:p text:style-name="P53">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3157in" svg:height="0.1776in" svg:x="0.9055in" svg:y="0.0783in" draw:control="control1"/><draw:control text:anchor-type="paragraph" draw:z-index="9" draw:style-name="gr1" draw:text-style-name="P85" svg:width="3.5433in" svg:height="0.1776in" svg:x="1.4173in" svg:y="0.0783in"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3157in" svg:height="0.1776in" svg:x="0.9071in" svg:y="0.0783in" draw:control="control3"/><draw:control text:anchor-type="paragraph" draw:z-index="11" draw:style-name="gr1" draw:text-style-name="P85"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86" svg:width="3.2921in" svg:height="0.2713in" svg:x="1.4256in" svg:y="0.0992in" draw:control="control5"/></text:p><text:p text:style-name="Frame_20_contents"/><text:p text:style-name="P34">Compilation results</text:p><text:p text:style-name="P34"><draw:control text:anchor-type="paragraph" draw:z-index="23" draw:style-name="gr1" draw:text-style-name="P87" svg:width="5.5122in" svg:height="1.5752in" svg:x="0.1575in" svg:y="0.1425in"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3157in" svg:height="0.1776in" svg:x="0.9173in" svg:y="0.0783in" draw:control="control6"/><draw:control text:anchor-type="paragraph" draw:z-index="15" draw:style-name="gr1" draw:text-style-name="P85"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3157in" svg:height="0.1776in" svg:x="0.9173in" svg:y="0.0783in" draw:control="control8"/><draw:control text:anchor-type="paragraph" draw:z-index="17" draw:style-name="gr1" draw:text-style-name="P85"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86" svg:width="3.2921in" svg:height="0.2713in" svg:x="1.4465in" svg:y="0.1445in" draw:control="control10"/></text:p><text:p text:style-name="Frame_20_contents"/><text:p text:style-name="P34">Compilation results</text:p><text:p text:style-name="Frame_20_contents"><draw:control text:anchor-type="paragraph" draw:z-index="24" draw:style-name="gr1" draw:text-style-name="P87"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3157in" svg:height="0.1776in" svg:x="0.9173in" svg:y="0.0783in" draw:control="control11"/><draw:control text:anchor-type="paragraph" draw:z-index="21" draw:style-name="gr1" draw:text-style-name="P85"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86" svg:width="3.2921in" svg:height="0.2713in" svg:x="1.4465in" svg:y="0.1374in" draw:control="control13"/></text:p><text:p text:style-name="Frame_20_contents"/><text:p text:style-name="Frame_20_contents"/><text:p text:style-name="P34">Compilation results</text:p><text:p text:style-name="Frame_20_contents"><draw:control text:anchor-type="paragraph" draw:z-index="25" draw:style-name="gr1" draw:text-style-name="P87" svg:width="5.5122in" svg:height="1.5752in" svg:x="0.1575in" svg:y="0.1807in"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144035850"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60494546"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88807802"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936127216" text:style-name="L12">
        <text:list-item text:start-value="1">
          <text:p text:style-name="P57"><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880281149"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142921745"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945016877"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232473657"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151076141" text:style-name="L17">
        <text:list-item>
          <text:p text:style-name="P62">Arg1 : <text:span text:style-name="InstructionMacro">String</text:span> : mandatory, type of control used for the button</text:p>
        </text:list-item>
      </text:list>
      <text:list xml:id="list2098828843"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79100761"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268409863"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68365501"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354128975"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426708635"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text:soft-page-break/>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147236106"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66670603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182816835"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2891968230"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1628263953"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946242562"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88619881"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77271003"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32767735"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02054204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16625533"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text:soft-page-break/>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594064341" text:style-name="L35">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435367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17743837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57389561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294375924216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997818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94368081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809385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2942304106298" text:continue-list="list45435367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2943431981960" text:continue-list="list13294375924216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2">image</text:span></text:p><text:p text:style-name="P84"><text:span text:style-name="T22">Images/Help/dontfeedtrolls.gif</text:span></text:p><text:p text:style-name="P84"><text:span text:style-name="T22">icon</text:span></text:p><text:p text:style-name="P84"><text:span text:style-name="T22"/></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2">image</text:span></text:p><text:p text:style-name="P84"><text:span text:style-name="T22">Images/Help/sailingShip.wmf</text:span></text:p><text:p text:style-name="P84"><text:span text:style-name="T22">Old sailing ship</text:span></text:p><text:p text:style-name="P84"><text:span text:style-name="T22"/></text:p></office:annotation></text:p>
      <text:p text:style-name="hlp_5f_paragraph"/>
      <text:p text:style-name="hlp_5f_paragraph"><text:line-break/><text:line-break/>Finally an image<office:annotation><dc:creator>Bernard Marcelly</dc:creator><dc:date>2009-01-24T20:53:22.940000000</dc:date><text:p text:style-name="P84"><text:span text:style-name="T22">imageOOo</text:span></text:p><text:p text:style-name="P84"><text:span text:style-name="T22">sd/res/get1obj.png</text:span></text:p></office:annotation> from OpenOffice resources</text:p>
      <text:p text:style-name="hlp_5f_page">Page10 : Creating the Help tree</text:p>
      <text:list xml:id="list132942078726859" text:continue-list="list13294230410629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9</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55" meta:word-count="39317" meta:character-count="259579" meta:non-whitespace-character-count="21899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